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6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4">
          <table:table-cell table:style-name="ce21" office:value-type="float" office:value="41551">
            <text:p>2013-10-04</text:p>
          </table:table-cell>
          <table:table-cell table:style-name="ce22" office:value-type="string">
            <text:p>[メリー・ジェーン]妹ぱらだいす！2 下巻 独り占め、ヴァージンぶれいく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18">
          <table:table-cell table:style-name="ce21" office:value-type="float" office:value="41544">
            <text:p>2013-09-27</text:p>
          </table:table-cell>
          <table:table-cell table:style-name="ce22" office:value-type="string">
            <text:p>        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17">
          <table:table-cell table:style-name="ce21" office:value-type="float" office:value="41537">
            <text:p>2013-09-20</text:p>
          </table:table-cell>
          <table:table-cell table:style-name="ce22" office:value-type="string">
            <text:p>        [130920][Speed] Seikou Vol. 1 せいこう！ ～幼なじみは照れくさそうに嘘をつく～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